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bold" officeooo:paragraph-rsid="0016b44f" style:font-weight-asian="bold" style:font-weight-complex="bold"/>
    </style:style>
    <style:style style:name="T1" style:family="text">
      <style:text-properties officeooo:rsid="0017b7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diaWiki es software libre que funciona en el servidor y está licenciado bajo la Licencia Pública General de GNU (GPL). Está diseñado para funcionar en una enorme granja de servidores para un sitio web que recibe millones de visitas al día.</text:p>
      <text:p text:style-name="P1">Probablemente conoces Wikipedia, la enciclopedia libre. MediaWiki es el software sobre el que está funcionando Wikipedia. MediaWiki <text:span text:style-name="T1">es el software en el cual</text:span> Wikipedia <text:span text:style-name="T1">esta creado</text:span>.</text:p>
      <text:p text:style-name="P1">MediaWiki es una implementación de wiki extremadamente potente, escalable y con multitud de características que utiliza PHP para procesar y mostrar los datos almacenados en una base de datos, tal como MySQL.</text:p>
      <text:p text:style-name="P1">Las páginas usan el formato wikitexto de MediaWiki, de forma que los usuarios que no tienen conocimientos de HTML o CSS puedan editarlas fácilmente.</text:p>
      <text:p text:style-name="P1">Cuando un usuario envía una edición de una página, MediaWiki lo escribe en su base de datos, pero sin borrar las versiones anteriores de la página, permitiendo así revertir los cambios fácilmente en caso de vandalismo. MediaWiki también puede gestionar archivos de imagen y multimedia, que se almacenan en el sistema de archivos. Para grandes wikis con una gran cantidad de usuarios, MediaWiki soporta el almacenamiento en caché y se puede acoplar fácilmente con el software de servidor proxy. With dedicated extensions, MediaWiki can also handle structured data.</text:p>
      <text:p text:style-name="P1"><text:s text:c="4"/>• MediaWiki es software de servidor.</text:p>
      <text:p text:style-name="P1"><text:s text:c="4"/>• MediaWiki está orientado a las necesidades de los proyectos de Wikimedia.</text:p>
      <text:p text:style-name="P1"><text:s text:c="4"/>• MediaWiki es software libre</text:p>
      <text:p text:style-name="P1"><text:s text:c="4"/>• MediaWiki es un software wiki.</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9T12:55:16.365000000</dc:date>
    <meta:editing-duration>PT4M28S</meta:editing-duration>
    <meta:editing-cycles>3</meta:editing-cycles>
    <meta:generator>LibreOffice/7.4.1.2$Windows_X86_64 LibreOffice_project/3c58a8f3a960df8bc8fd77b461821e42c061c5f0</meta:generator>
    <meta:document-statistic meta:table-count="0" meta:image-count="0" meta:object-count="0" meta:page-count="1" meta:paragraph-count="9" meta:word-count="240" meta:character-count="1527" meta:non-whitespace-character-count="1280"/>
  </office:meta>
</office:document-meta>
</file>